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1.935cm" style:rel-column-width="6536*"/>
    </style:style>
    <style:style style:name="Tableau1.B" style:family="table-column">
      <style:table-column-properties style:column-width="5.958cm" style:rel-column-width="20128*"/>
    </style:style>
    <style:style style:name="Tableau1.C" style:family="table-column">
      <style:table-column-properties style:column-width="4.101cm" style:rel-column-width="13854*"/>
    </style:style>
    <style:style style:name="Tableau1.D" style:family="table-column">
      <style:table-column-properties style:column-width="1.185cm" style:rel-column-width="4004*"/>
    </style:style>
    <style:style style:name="Tableau1.E" style:family="table-column">
      <style:table-column-properties style:column-width="3.445cm" style:rel-column-width="11637*"/>
    </style:style>
    <style:style style:name="Tableau1.F" style:family="table-column">
      <style:table-column-properties style:column-width="2.775cm" style:rel-column-width="9376*"/>
    </style:style>
    <style:style style:name="Tableau1.A1" style:family="table-cell">
      <style:table-cell-properties fo:padding="0cm" fo:border="none" style:writing-mode="page"/>
    </style:style>
    <style:style style:name="Tableau1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1.B2" style:family="table-cell">
      <style:table-cell-properties fo:padding="0.049cm" fo:border-left="none" fo:border-right="none" fo:border-top="0.05pt solid #000000" fo:border-bottom="none" style:writing-mode="page"/>
    </style:style>
    <style:style style:name="Tableau1.F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3" style:family="table">
      <style:table-properties style:width="19.399cm" table:align="margins"/>
    </style:style>
    <style:style style:name="Tableau3.A" style:family="table-column">
      <style:table-column-properties style:column-width="2.087cm" style:rel-column-width="7049*"/>
    </style:style>
    <style:style style:name="Tableau3.B" style:family="table-column">
      <style:table-column-properties style:column-width="5.807cm" style:rel-column-width="19616*"/>
    </style:style>
    <style:style style:name="Tableau3.C" style:family="table-column">
      <style:table-column-properties style:column-width="4.101cm" style:rel-column-width="13854*"/>
    </style:style>
    <style:style style:name="Tableau3.D" style:family="table-column">
      <style:table-column-properties style:column-width="1.143cm" style:rel-column-width="3861*"/>
    </style:style>
    <style:style style:name="Tableau3.E" style:family="table-column">
      <style:table-column-properties style:column-width="6.262cm" style:rel-column-width="21155*"/>
    </style:style>
    <style:style style:name="Tableau3.A1" style:family="table-cell">
      <style:table-cell-properties fo:padding="0cm" fo:border="none" style:writing-mode="page"/>
    </style:style>
    <style:style style:name="Tableau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3.B2" style:family="table-cell">
      <style:table-cell-properties fo:padding="0.049cm" fo:border-left="none" fo:border-right="none" fo:border-top="0.05pt solid #000000" fo:border-bottom="none" style:writing-mode="page"/>
    </style:style>
    <style:style style:name="Tableau3.E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4" style:family="table">
      <style:table-properties style:width="19.399cm" table:align="margins"/>
    </style:style>
    <style:style style:name="Tableau4.A" style:family="table-column">
      <style:table-column-properties style:column-width="5.292cm" style:rel-column-width="17876*"/>
    </style:style>
    <style:style style:name="Tableau4.B" style:family="table-column">
      <style:table-column-properties style:column-width="3.11cm" style:rel-column-width="10505*"/>
    </style:style>
    <style:style style:name="Tableau4.C" style:family="table-column">
      <style:table-column-properties style:column-width="1.102cm" style:rel-column-width="3724*"/>
    </style:style>
    <style:style style:name="Tableau4.D" style:family="table-column">
      <style:table-column-properties style:column-width="2.006cm" style:rel-column-width="6775*"/>
    </style:style>
    <style:style style:name="Tableau4.E" style:family="table-column">
      <style:table-column-properties style:column-width="3.792cm" style:rel-column-width="12811*"/>
    </style:style>
    <style:style style:name="Tableau4.F" style:family="table-column">
      <style:table-column-properties style:column-width="4.098cm" style:rel-column-width="13844*"/>
    </style:style>
    <style:style style:name="Tableau4.A1" style:family="table-cell">
      <style:table-cell-properties fo:padding="0cm" fo:border="none" style:writing-mode="page"/>
    </style:style>
    <style:style style:name="Tableau4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eau4.B2" style:family="table-cell">
      <style:table-cell-properties fo:padding="0.049cm" fo:border-left="none" fo:border-right="none" fo:border-top="0.05pt solid #000000" fo:border-bottom="none" style:writing-mode="page"/>
    </style:style>
    <style:style style:name="Tableau4.F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leau4.A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c10dfa"/>
    </style:style>
    <style:style style:name="P4" style:family="paragraph" style:parent-style-name="Table_20_Contents">
      <style:paragraph-properties fo:text-align="start" style:justify-single-word="false"/>
      <style:text-properties officeooo:paragraph-rsid="00c2c8d9"/>
    </style:style>
    <style:style style:name="P5" style:family="paragraph" style:parent-style-name="Table_20_Contents">
      <style:paragraph-properties fo:text-align="start" style:justify-single-word="false"/>
      <style:text-properties officeooo:paragraph-rsid="00d3f7c5"/>
    </style:style>
    <style:style style:name="P6" style:family="paragraph" style:parent-style-name="Table_20_Contents">
      <style:paragraph-properties fo:text-align="start" style:justify-single-word="false"/>
      <style:text-properties officeooo:paragraph-rsid="00dc5abf"/>
    </style:style>
    <style:style style:name="P7" style:family="paragraph" style:parent-style-name="Table_20_Contents">
      <style:paragraph-properties fo:text-align="start" style:justify-single-word="false"/>
      <style:text-properties style:font-size-complex="9pt"/>
    </style:style>
    <style:style style:name="P8" style:family="paragraph" style:parent-style-name="Table_20_Contents">
      <style:paragraph-properties fo:text-align="start" style:justify-single-word="false"/>
      <style:text-properties officeooo:paragraph-rsid="00c10dfa" style:font-size-complex="9pt"/>
    </style:style>
    <style:style style:name="P9" style:family="paragraph" style:parent-style-name="Table_20_Contents">
      <style:paragraph-properties fo:text-align="start" style:justify-single-word="false"/>
      <style:text-properties officeooo:paragraph-rsid="00c2c8d9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size-complex="9pt"/>
    </style:style>
    <style:style style:name="P11" style:family="paragraph" style:parent-style-name="Table_20_Contents">
      <style:paragraph-properties fo:text-align="center" style:justify-single-word="false"/>
      <style:text-properties officeooo:paragraph-rsid="00c10dfa" style:font-size-complex="9pt"/>
    </style:style>
    <style:style style:name="P12" style:family="paragraph" style:parent-style-name="Table_20_Contents">
      <style:paragraph-properties fo:text-align="center" style:justify-single-word="false"/>
      <style:text-properties officeooo:paragraph-rsid="00c2c8d9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officeooo:paragraph-rsid="00c10dfa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officeooo:paragraph-rsid="00cbbe46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paragraph-rsid="00d1fe05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officeooo:paragraph-rsid="00d3f7c5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paragraph-rsid="00d5b82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officeooo:paragraph-rsid="00db059e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font-size="8pt" officeooo:paragraph-rsid="00de49ad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df6472" officeooo:paragraph-rsid="00df6472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paragraph-rsid="00d1fe05" style:font-size-asian="8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c10dfa" officeooo:paragraph-rsid="00d5b826" style:font-size-asian="8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c10dfa" officeooo:paragraph-rsid="00d3f7c5" style:font-size-asian="8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officeooo:rsid="00dcfeb3" officeooo:paragraph-rsid="00dcfeb3"/>
    </style:style>
    <style:style style:name="P26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11pt" fo:font-style="italic" fo:font-weight="bold" officeooo:rsid="00bd8403" officeooo:paragraph-rsid="00bd8403" style:font-name-asian="DejaVu Sans" style:font-size-asian="11pt" style:font-style-asian="italic" style:font-weight-asian="bold" style:font-name-complex="DejaVu Sans" style:font-size-complex="11pt" style:font-style-complex="italic" style:font-weight-complex="bold"/>
    </style:style>
    <style:style style:name="P27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officeooo:paragraph-rsid="003ee0e6"/>
    </style:style>
    <style:style style:name="P28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fo:font-size="11pt" fo:font-style="italic" fo:font-weight="bold" officeooo:rsid="00b8c41f" officeooo:paragraph-rsid="00b8c41f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rp_5f_default_5f_8">
      <style:paragraph-properties fo:text-align="end" style:justify-single-word="false">
        <style:tab-stops>
          <style:tab-stop style:position="14.243cm"/>
        </style:tab-stops>
      </style:paragraph-properties>
      <style:text-properties officeooo:paragraph-rsid="00c7fe54"/>
    </style:style>
    <style:style style:name="P30" style:family="paragraph" style:parent-style-name="Titre_20_Doc">
      <style:paragraph-properties fo:text-align="start" style:justify-single-word="false"/>
      <style:text-properties fo:font-size="11pt" fo:font-style="italic" fo:font-weight="bold" officeooo:rsid="00c2c8d9" officeooo:paragraph-rsid="00c2c8d9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itre_20_Doc">
      <style:paragraph-properties fo:text-align="start" style:justify-single-word="false"/>
      <style:text-properties officeooo:paragraph-rsid="00c2c8d9"/>
    </style:style>
    <style:style style:name="P32" style:family="paragraph" style:parent-style-name="Titre_20_Doc">
      <style:paragraph-properties fo:text-align="start" style:justify-single-word="false"/>
      <style:text-properties fo:font-size="7pt" fo:font-weight="normal" style:font-size-asian="6.09999990463257pt" style:font-weight-asian="normal" style:font-size-complex="7pt" style:font-weight-complex="normal"/>
    </style:style>
    <style:style style:name="P33" style:family="paragraph" style:parent-style-name="Titre_20_Doc">
      <style:paragraph-properties fo:text-align="start" style:justify-single-word="false"/>
      <style:text-properties fo:font-size="9pt" fo:font-weight="normal" officeooo:rsid="00b8c41f" officeooo:paragraph-rsid="00c10dfa" style:font-size-asian="7.84999990463257pt" style:font-weight-asian="normal" style:font-size-complex="9pt" style:font-weight-complex="normal"/>
    </style:style>
    <style:style style:name="P34" style:family="paragraph" style:parent-style-name="Titre_20_Doc">
      <style:paragraph-properties fo:text-align="start" style:justify-single-word="false"/>
      <style:text-properties fo:font-size="9pt" fo:font-weight="normal" officeooo:rsid="00b8c41f" officeooo:paragraph-rsid="00c2c8d9" style:font-size-asian="7.84999990463257pt" style:font-weight-asian="normal" style:font-size-complex="9pt" style:font-weight-complex="normal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>
      <style:text-properties officeooo:paragraph-rsid="00e1ff44"/>
    </style:style>
    <style:style style:name="T1" style:family="text">
      <style:text-properties style:font-name="Arial"/>
    </style:style>
    <style:style style:name="T2" style:family="text">
      <style:text-properties style:font-name="Arial" fo:font-size="9pt" officeooo:rsid="00b8c41f" style:font-size-asian="7.84999990463257pt" style:font-size-complex="9pt"/>
    </style:style>
    <style:style style:name="T3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4" style:family="text">
      <style:text-properties style:font-name="Arial" fo:font-size="6pt" fo:font-weight="normal" officeooo:rsid="00c9a912" style:font-size-asian="6pt" style:font-weight-asian="normal" style:font-size-complex="6pt" style:font-weight-complex="normal"/>
    </style:style>
    <style:style style:name="T5" style:family="text">
      <style:text-properties style:font-name="Arial" fo:font-size="14pt" fo:font-weight="bold" officeooo:rsid="00b8c41f" style:font-size-asian="14pt" style:font-weight-asian="bold" style:font-size-complex="14pt" style:font-weight-complex="bold"/>
    </style:style>
    <style:style style:name="T6" style:family="text">
      <style:text-properties style:font-name="Arial" officeooo:rsid="00b8c41f"/>
    </style:style>
    <style:style style:name="T7" style:family="text">
      <style:text-properties officeooo:rsid="009d2e79"/>
    </style:style>
    <style:style style:name="T8" style:family="text">
      <style:text-properties fo:font-size="9pt" fo:font-weight="normal" officeooo:rsid="00b8c41f" style:font-size-asian="7.84999990463257pt" style:font-weight-asian="normal" style:font-size-complex="9pt" style:font-weight-complex="normal"/>
    </style:style>
    <style:style style:name="T9" style:family="text">
      <style:text-properties officeooo:rsid="00ba920e" style:font-size-complex="9pt"/>
    </style:style>
    <style:style style:name="T10" style:family="text">
      <style:text-properties officeooo:rsid="00bbde68" style:font-size-complex="9pt"/>
    </style:style>
    <style:style style:name="T11" style:family="text">
      <style:text-properties officeooo:rsid="00c10dfa" style:font-size-complex="9pt"/>
    </style:style>
    <style:style style:name="T12" style:family="text">
      <style:text-properties officeooo:rsid="00c2c8d9" style:font-size-complex="9pt"/>
    </style:style>
    <style:style style:name="T13" style:family="text">
      <style:text-properties officeooo:rsid="00bf6581"/>
    </style:style>
    <style:style style:name="T14" style:family="text">
      <style:text-properties officeooo:rsid="00c10dfa"/>
    </style:style>
    <style:style style:name="T15" style:family="text">
      <style:text-properties officeooo:rsid="00c2c8d9"/>
    </style:style>
    <style:style style:name="T16" style:family="text">
      <style:text-properties officeooo:rsid="00b8c41f"/>
    </style:style>
    <style:style style:name="T17" style:family="text">
      <style:text-properties officeooo:rsid="00bbde68"/>
    </style:style>
    <style:style style:name="T18" style:family="text">
      <style:text-properties fo:font-size="8pt" style:font-size-asian="8pt" style:font-size-complex="9pt"/>
    </style:style>
    <style:style style:name="T19" style:family="text">
      <style:text-properties fo:font-size="8pt" officeooo:rsid="00da7832" style:font-size-asian="8pt" style:font-size-complex="9pt"/>
    </style:style>
    <style:style style:name="T20" style:family="text">
      <style:text-properties fo:font-size="8pt" officeooo:rsid="00de49ad" style:font-size-asian="8pt" style:font-size-complex="9pt"/>
    </style:style>
    <style:style style:name="T21" style:family="text">
      <style:text-properties officeooo:rsid="00de2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  <text:user-field-decl office:value-type="string" office:string-value="Breakfast Qty" text:name="py3o.l.breakfast_qty"/>
        <text:user-field-decl office:value-type="string" office:string-value="astay.partner_name" text:name="py3o.astay.partner_name"/>
        <text:user-field-decl office:value-type="string" office:string-value="astay.guest_qty" text:name="py3o.astay.guest_qty"/>
        <text:user-field-decl office:value-type="string" office:string-value="astay.rooms_display_name" text:name="py3o.astay.rooms_display_name"/>
        <text:user-field-decl office:value-type="string" office:string-value="dstay.partner_name" text:name="py3o.dstay.partner_name"/>
        <text:user-field-decl office:value-type="string" office:string-value="dstay.guest_qty" text:name="py3o.dstay.guest_qty"/>
        <text:user-field-decl office:value-type="string" office:string-value="dstay.rooms_display_name" text:name="py3o.dstay.rooms_display_name"/>
        <text:user-field-decl office:value-type="string" office:string-value="rstay.partner_name" text:name="py3o.rstay.partner_name"/>
        <text:user-field-decl office:value-type="string" office:string-value="rstay.guest_qty" text:name="py3o.rstay.guest_qty"/>
        <text:user-field-decl office:value-type="string" office:string-value="rstay.rooms_display_name" text:name="py3o.rstay.rooms_display_name"/>
        <text:user-field-decl office:value-type="string" office:string-value="astay.partner_id.mobile" text:name="py3o.astay.partner_id.mobile"/>
        <text:user-field-decl office:value-type="string" office:string-value="dstay.partner_id.mobile" text:name="py3o.dstay.partner_id.mobile"/>
        <text:user-field-decl office:value-type="string" office:string-value="rstay.partner_id.mobile" text:name="py3o.rstay.partner_id.mobile"/>
        <text:user-field-decl office:value-type="string" office:string-value="py3o.astay.arrival_note" text:name="py3o.astay.arrival_note"/>
        <text:user-field-decl office:value-type="string" office:string-value="py3o.dstay.departure_note" text:name="py3o.dstay.departure_note"/>
      </text:user-field-decls>
      <text:p text:style-name="P35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36"><text:a xlink:type="simple" xlink:href="py3o://with=%22date=o_format_date(o.date,%20lang_code=lang)%22" text:style-name="Internet_20_link" text:visited-style-name="Visited_20_Internet_20_Link"><text:span text:style-name="T7">with="date=o_format_date(o.date, lang_code=lang)"</text:span></text:a></text:p>
      <text:p text:style-name="P36"><text:a xlink:type="simple" xlink:href="py3o://for=%22day,%20res%20in%20obj.report_general_data().items()%22" text:style-name="Internet_20_link" text:visited-style-name="Visited_20_Internet_20_Link"><text:span text:style-name="T2">for="day, res in obj.report_general_data().items()"</text:span></text:a></text:p>
      <text:p text:style-name="P27"><text:span text:style-name="T5"><text:text-input text:description="py3o://function=&quot;res['date_label']&quot;">res.date_label</text:text-input></text:span><text:span text:style-name="T2"><text:s text:c="2"/></text:span><text:span text:style-name="T2"><text:text-input text:description="py3o://function=&quot;res['ordo']&quot;">res.ordo</text:text-input></text:span></text:p>
      <text:p text:style-name="P28"><text:span text:style-name="T6">A</text:span><text:span text:style-name="T1">rrivé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565688120800">
          <table:table-cell table:style-name="Tableau1.A1" office:value-type="string">
            <text:p text:style-name="P2"><text:a xlink:type="simple" xlink:href="py3o://for=%22astay%20in%20res['arrival']%22" text:style-name="Internet_20_link" text:visited-style-name="Visited_20_Internet_20_Link"><text:span text:style-name="T13">for="astay in res['arrival']"</text:span></text:a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Line94565688862048">
          <table:table-cell table:style-name="Tableau1.A2" office:value-type="string">
            <text:p text:style-name="P7"><text:text-input text:description="py3o://function=&quot;astay._fields['arrival_time'].convert_to_export(astay.arrival_time, astay)&quot;">astay.arrival_time</text:text-input></text:p>
          </table:table-cell>
          <table:table-cell table:style-name="Tableau1.B2" office:value-type="string">
            <text:p text:style-name="P7"><text:user-field-get text:name="py3o.astay.partner_name">astay.partner_name</text:user-field-get></text:p>
            <text:p text:style-name="P7"/>
          </table:table-cell>
          <table:table-cell table:style-name="Tableau1.B2" office:value-type="string">
            <text:p text:style-name="P7"><text:user-field-get text:name="py3o.astay.partner_id.mobile">astay.partner_id.mobile</text:user-field-get></text:p>
          </table:table-cell>
          <table:table-cell table:style-name="Tableau1.B2" office:value-type="string">
            <text:p text:style-name="P10"><text:user-field-get text:name="py3o.astay.guest_qty">astay.guest_qty</text:user-field-get></text:p>
          </table:table-cell>
          <table:table-cell table:style-name="Tableau1.B2" office:value-type="string">
            <text:p text:style-name="P10"><text:user-field-get text:name="py3o.astay.rooms_display_name">astay.rooms_display_name</text:user-field-get></text:p>
          </table:table-cell>
          <table:table-cell table:style-name="Tableau1.F2" office:value-type="string">
            <text:p text:style-name="P7"><text:text-input text:description="py3o://function=&quot;o_format_date(astay.departure_date, lang_code=lang) + ' ' + astay._fields['departure_time'].convert_to_export(astay.departure_time, astay)&quot;">astay.departure</text:text-input></text:p>
          </table:table-cell>
        </table:table-row>
        <table:table-row table:style-name="TableLine94565688866080">
          <table:table-cell table:style-name="Tableau1.A3" office:value-type="string">
            <text:p text:style-name="P7"/>
          </table:table-cell>
          <table:table-cell table:style-name="Tableau1.B3" table:number-columns-spanned="5" office:value-type="string">
            <text:p text:style-name="P6"><text:a xlink:type="simple" xlink:href="py3o://if=%22astay.arrival_note%22" text:style-name="Internet_20_link" text:visited-style-name="Visited_20_Internet_20_Link"><text:span text:style-name="T21">if="astay.arrival_note"</text:span></text:a></text:p>
            <text:p text:style-name="P25"><text:span text:style-name="T18">Notes d’arrivée : </text:span><text:span text:style-name="T19"><text:user-field-get text:name="py3o.astay.arrival_note">py3o.astay.arrival_note</text:user-field-get></text:span></text:p>
            <text:p text:style-name="P19"><text:a xlink:type="simple" xlink:href="py3o:///if" text:style-name="Internet_20_link" text:visited-style-name="Visited_20_Internet_20_Link"><text:span text:style-name="T10">/if</text:span></text:a></text:p>
            <text:p text:style-name="P18"><text:a xlink:type="simple" xlink:href="py3o://if=%22astay.notes%22" text:style-name="Internet_20_link" text:visited-style-name="Visited_20_Internet_20_Link"><text:span text:style-name="T10">if="astay.notes"</text:span></text:a></text:p>
            <text:p text:style-name="P13"><text:text-input text:description="py3o://function=&quot;format_multiline_value(astay.notes)&quot;">astay.notes</text:text-input></text:p>
            <text:p text:style-name="P18"><text:a xlink:type="simple" xlink:href="py3o:///if" text:style-name="Internet_20_link" text:visited-style-name="Visited_20_Internet_20_Link"><text:span text:style-name="T10">/if</text:span></text:a></text:p>
            <text:p text:style-name="P18"><text:a xlink:type="simple" xlink:href="py3o://if=%22astay.partner_id%20and%20astay.partner_id.comment%22" text:style-name="Internet_20_link" text:visited-style-name="Visited_20_Internet_20_Link"><text:span text:style-name="T11">if="astay.partner_id and astay.partner_id.comment"</text:span></text:a></text:p>
            <text:p text:style-name="P23"><text:text-input text:description="py3o://function=&quot;format_multiline_value(astay.partner_id.comment)&quot;">astay.partner_id.comment</text:text-input></text:p>
            <text:p text:style-name="P1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94565688868112">
          <table:table-cell table:style-name="Tableau1.A1" office:value-type="string">
            <text:p text:style-name="P2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</table:table>
      <text:p text:style-name="P32"/>
      <text:p text:style-name="P26">Départ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4565688869952">
          <table:table-cell table:style-name="Tableau3.A1" office:value-type="string">
            <text:p text:style-name="P3"><text:a xlink:type="simple" xlink:href="py3o://for=%22dstay%20in%20res['departure']%22" text:style-name="Internet_20_link" text:visited-style-name="Visited_20_Internet_20_Link"><text:span text:style-name="T14">for="dstay in res['departure']"</text:span></text:a>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</table:table-row>
        <table:table-row table:style-name="TableLine94565688900128">
          <table:table-cell table:style-name="Tableau3.A2" office:value-type="string">
            <text:p text:style-name="P8"><text:text-input text:description="py3o://function=&quot;dstay._fields['departure_time'].convert_to_export(dstay.departure_time, dstay)&quot;">dstay.departure_time</text:text-input></text:p>
          </table:table-cell>
          <table:table-cell table:style-name="Tableau3.B2" office:value-type="string">
            <text:p text:style-name="P8"><text:user-field-get text:name="py3o.dstay.partner_name">dstay.partner_name</text:user-field-get></text:p>
          </table:table-cell>
          <table:table-cell table:style-name="Tableau3.B2" office:value-type="string">
            <text:p text:style-name="P8"><text:user-field-get text:name="py3o.dstay.partner_id.mobile">dstay.partner_id.mobile</text:user-field-get></text:p>
          </table:table-cell>
          <table:table-cell table:style-name="Tableau3.B2" office:value-type="string">
            <text:p text:style-name="P11"><text:user-field-get text:name="py3o.dstay.guest_qty">dstay.guest_qty</text:user-field-get></text:p>
          </table:table-cell>
          <table:table-cell table:style-name="Tableau3.E2" office:value-type="string">
            <text:p text:style-name="P11"><text:user-field-get text:name="py3o.dstay.rooms_display_name">dstay.rooms_display_name</text:user-field-get></text:p>
          </table:table-cell>
        </table:table-row>
        <table:table-row table:style-name="TableLine94565688903008">
          <table:table-cell table:style-name="Tableau3.A3" office:value-type="string">
            <text:p text:style-name="P8"/>
          </table:table-cell>
          <table:table-cell table:style-name="Tableau3.B3" table:number-columns-spanned="4" office:value-type="string">
            <text:p text:style-name="P5"><text:a xlink:type="simple" xlink:href="py3o://if=%22dstay.departure_note%22" text:style-name="Internet_20_link" text:visited-style-name="Visited_20_Internet_20_Link"><text:span text:style-name="T20">if="dstay.departure_note"</text:span></text:a></text:p>
            <text:p text:style-name="P21">Notes de départ : <text:user-field-get text:name="py3o.dstay.departure_note">py3o.dstay.departure_note</text:user-field-get></text:p>
            <text:p text:style-name="P20"><text:a xlink:type="simple" xlink:href="py3o:///if" text:style-name="Internet_20_link" text:visited-style-name="Visited_20_Internet_20_Link"><text:span text:style-name="T10">/if</text:span></text:a></text:p>
            <text:p text:style-name="P17"><text:a xlink:type="simple" xlink:href="py3o://if=%22dstay.notes%22" text:style-name="Internet_20_link" text:visited-style-name="Visited_20_Internet_20_Link"><text:span text:style-name="T11">if="dstay.notes"</text:span></text:a></text:p>
            <text:p text:style-name="P14"><text:text-input text:description="py3o://function=&quot;format_multiline_value(dstay.notes)&quot;">dstay.notes</text:text-input></text:p>
            <text:p text:style-name="P17"><text:a xlink:type="simple" xlink:href="py3o:///if" text:style-name="Internet_20_link" text:visited-style-name="Visited_20_Internet_20_Link"><text:span text:style-name="T10">/if</text:span></text:a></text:p>
            <text:p text:style-name="P17"><text:a xlink:type="simple" xlink:href="py3o://if=%22dstay.partner_id%20and%20dstay.partner_id.comment%22" text:style-name="Internet_20_link" text:visited-style-name="Visited_20_Internet_20_Link"><text:span text:style-name="T11">if="dstay.partner_id and dstay.partner_id.comment"</text:span></text:a></text:p>
            <text:p text:style-name="P24"><text:text-input text:description="py3o://function=&quot;format_multiline_value(dstay.partner_id.comment)&quot;">dstay.partner_id.comment</text:text-input></text:p>
            <text:p text:style-name="P17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</table:table-row>
        <table:table-row table:style-name="TableLine94565688904752">
          <table:table-cell table:style-name="Tableau3.A1" office:value-type="string">
            <text:p text:style-name="P3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</table:table-row>
      </table:table>
      <text:p text:style-name="P33"/>
      <text:p text:style-name="P30"><text:span text:style-name="T16">R</text:span>ésident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94565688906656">
          <table:table-cell table:style-name="Tableau4.A1" office:value-type="string">
            <text:p text:style-name="P4"><text:a xlink:type="simple" xlink:href="py3o://for=%22rstay%20in%20res['nomove']%22" text:style-name="Internet_20_link" text:visited-style-name="Visited_20_Internet_20_Link"><text:span text:style-name="T15">for="rstay in res['nomove']"</text:span></text:a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</table:table-row>
        <table:table-row table:style-name="TableLine94565688936912">
          <table:table-cell table:style-name="Tableau4.A2" office:value-type="string">
            <text:p text:style-name="P9"><text:user-field-get text:name="py3o.rstay.partner_name">rstay.partner_name</text:user-field-get></text:p>
          </table:table-cell>
          <table:table-cell table:style-name="Tableau4.B2" office:value-type="string">
            <text:p text:style-name="P9"><text:user-field-get text:name="py3o.rstay.partner_id.mobile">rstay.partner_id.mobile</text:user-field-get></text:p>
          </table:table-cell>
          <table:table-cell table:style-name="Tableau4.B2" office:value-type="string">
            <text:p text:style-name="P12"><text:user-field-get text:name="py3o.rstay.guest_qty">rstay.guest_qty</text:user-field-get></text:p>
          </table:table-cell>
          <table:table-cell table:style-name="Tableau4.B2" office:value-type="string">
            <text:p text:style-name="P12"><text:user-field-get text:name="py3o.rstay.rooms_display_name">rstay.rooms_display_name</text:user-field-get></text:p>
          </table:table-cell>
          <table:table-cell table:style-name="Tableau4.B2" office:value-type="string">
            <text:p text:style-name="P9"><text:text-input text:description="py3o://function=&quot;o_format_date(rstay.arrival_date, lang_code=lang) + ' ' + rstay._fields['arrival_time'].convert_to_export(rstay.arrival_time, rstay)&quot;">rstay.arrival</text:text-input></text:p>
          </table:table-cell>
          <table:table-cell table:style-name="Tableau4.F2" office:value-type="string">
            <text:p text:style-name="P9"><text:text-input text:description="py3o://function=&quot;o_format_date(rstay.departure_date, lang_code=lang) + ' ' + rstay._fields['departure_time'].convert_to_export(rstay.departure_time, rstay)&quot;">rstay.departure</text:text-input></text:p>
          </table:table-cell>
        </table:table-row>
        <table:table-row table:style-name="TableLine94565688941008">
          <table:table-cell table:style-name="Tableau4.A3" table:number-columns-spanned="6" office:value-type="string">
            <text:p text:style-name="P16"><text:a xlink:type="simple" xlink:href="py3o://if=%22rstay.notes%22" text:style-name="Internet_20_link" text:visited-style-name="Visited_20_Internet_20_Link"><text:span text:style-name="T12">if="rstay.notes"</text:span></text:a></text:p>
            <text:p text:style-name="P15"><text:text-input text:description="py3o://function=&quot;format_multiline_value(rstay.notes)&quot;">rstay.notes</text:text-input></text:p>
            <text:p text:style-name="P22"><text:a xlink:type="simple" xlink:href="py3o:///if" text:style-name="Internet_20_link" text:visited-style-name="Visited_20_Internet_20_Link"><text:span text:style-name="T17">/if</text:span></text:a></text:p>
            <text:p text:style-name="P22"><text:a xlink:type="simple" xlink:href="py3o://if=%22rstay.partner_id%20and%20rstay.partner_id.comment%22" text:style-name="Internet_20_link" text:visited-style-name="Visited_20_Internet_20_Link"><text:span text:style-name="T15">if="rstay.partner_id and rstay.partner_id.comment"</text:span></text:a></text:p>
            <text:p text:style-name="P16"><text:text-input text:description="py3o://function=&quot;format_multiline_value(rstay.partner_id.comment)&quot;">rstay.partner_id.comment</text:text-input></text:p>
            <text:p text:style-name="P22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65688942192">
          <table:table-cell table:style-name="Tableau4.A1" office:value-type="string">
            <text:p text:style-name="P4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</table:table-row>
      </table:table>
      <text:p text:style-name="P34"/>
      <text:p text:style-name="P34"/>
      <text:p text:style-name="P31"><text:a xlink:type="simple" xlink:href="py3o:///for" text:style-name="Internet_20_link" text:visited-style-name="Visited_20_Internet_20_Link"><text:span text:style-name="T8">/for</text:span>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6-28T14:01:15.313292653</dc:date>
    <meta:editing-duration>P1DT8H1M28S</meta:editing-duration>
    <meta:editing-cycles>534</meta:editing-cycles>
    <meta:generator>LibreOffice/6.4.7.2$Linux_X86_64 LibreOffice_project/40$Build-2</meta:generator>
    <meta:document-statistic meta:table-count="3" meta:image-count="0" meta:object-count="0" meta:page-count="1" meta:paragraph-count="62" meta:word-count="119" meta:character-count="1186" meta:non-whitespace-character-count="1154"/>
    <meta:user-defined meta:name="Info 1"/>
    <meta:user-defined meta:name="Info 2"/>
    <meta:user-defined meta:name="Info 3"/>
    <meta:user-defined meta:name="Info 4"/>
  </office:meta>
</office:document-meta>
</file>